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6.329cm"/>
    </style:style>
    <style:style style:name="co14" style:family="table-column">
      <style:table-column-properties fo:break-before="auto" style:column-width="2.092cm"/>
    </style:style>
    <style:style style:name="co1" style:family="table-column">
      <style:table-column-properties fo:break-before="auto" style:column-width="2.073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3.164cm"/>
    </style:style>
    <style:style style:name="co6" style:family="table-column">
      <style:table-column-properties fo:break-before="auto" style:column-width="4.537cm"/>
    </style:style>
    <style:style style:name="co7" style:family="table-column">
      <style:table-column-properties fo:break-before="auto" style:column-width="2.379cm"/>
    </style:style>
    <style:style style:name="co15" style:family="table-column">
      <style:table-column-properties fo:break-before="auto" style:column-width="6.832cm"/>
    </style:style>
    <style:style style:name="co12" style:family="table-column">
      <style:table-column-properties fo:break-before="auto" style:column-width="2.238cm"/>
    </style:style>
    <style:style style:name="co10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3.332cm"/>
    </style:style>
    <style:style style:name="co18" style:family="table-column">
      <style:table-column-properties fo:break-before="auto" style:column-width="4.029cm"/>
    </style:style>
    <style:style style:name="co19" style:family="table-column">
      <style:table-column-properties fo:break-before="auto" style:column-width="0.335cm"/>
    </style:style>
    <style:style style:name="co20" style:family="table-column">
      <style:table-column-properties fo:break-before="auto" style:column-width="1.73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2" style:family="table" style:master-page-name="PageStyle_5f_HowTo">
      <style:table-properties table:display="true" style:writing-mode="lr-tb"/>
    </style:style>
    <style:style style:name="ta3" style:family="table" style:master-page-name="PageStyle_5f_Beta3C2">
      <style:table-properties table:display="true" style:writing-mode="lr-tb"/>
    </style:style>
    <style:style style:name="ta4" style:family="table" style:master-page-name="PageStyle_5f_Beta3C1">
      <style:table-properties table:display="true" style:writing-mode="lr-tb"/>
    </style:style>
    <style:style style:name="ta5" style:family="table" style:master-page-name="PageStyle_5f_Beta2C3">
      <style:table-properties table:display="true" style:writing-mode="lr-tb"/>
    </style:style>
    <style:style style:name="ta6" style:family="table" style:master-page-name="PageStyle_5f_Beta2C2">
      <style:table-properties table:display="true" style:writing-mode="lr-tb"/>
    </style:style>
    <style:style style:name="ta7" style:family="table" style:master-page-name="PageStyle_5f_Beta2C1">
      <style:table-properties table:display="true" style:writing-mode="lr-tb"/>
    </style:style>
    <style:style style:name="ta8" style:family="table" style:master-page-name="PageStyle_5f_All_20_Time">
      <style:table-properties table:display="true" style:writing-mode="lr-tb"/>
    </style:style>
    <style:style style:name="ce12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 style:data-style-name="N109"/>
    <style:style style:name="ce13" style:family="table-cell" style:parent-style-name="Excel_20_Built-in_20_Normal" style:data-style-name="N10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4" style:family="table-cell" style:parent-style-name="Excel_20_Built-in_20_Normal">
      <style:table-cell-properties style:text-align-source="fix" style:repeat-content="false"/>
      <style:paragraph-properties fo:text-align="end" fo:margin-left="0cm"/>
      <style:text-properties fo:language="de" fo:country="CH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Excel_20_Built-in_20_Normal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 Time" table:style-name="ta8" table:print="false">
        <table:table-column table:style-name="co1" table:default-cell-style-name="ce1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8" table:default-cell-style-name="ce6"/>
        <table:table-column table:style-name="co19" table:default-cell-style-name="ce16"/>
        <table:table-column table:style-name="co1" table:default-cell-style-name="ce6"/>
        <table:table-column table:style-name="co10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0" table:default-cell-style-name="ce6"/>
        <table:table-column table:style-name="co12" table:number-columns-repeated="1007" table:default-cell-style-name="ce6"/>
        <table:table-row table:style-name="ro1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5" office:value-type="string">
            <text:p>Remarks</text:p>
          </table:table-cell>
          <table:table-cell table:style-name="ce15"/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5" office:value-type="string">
            <text:p>Remarks</text:p>
          </table:table-cell>
          <table:table-cell table:style-name="ce5" table:number-columns-repeated="1007"/>
        </table:table-row>
        <table:table-row table:style-name="ro2">
          <table:table-cell office:value-type="date" office:date-value="2011-01-01">
            <text:p>2011-01</text:p>
          </table:table-cell>
          <table:table-cell table:number-columns-repeated="1023"/>
        </table:table-row>
        <table:table-row table:style-name="ro2">
          <table:table-cell office:value-type="date" office:date-value="2010-12-01">
            <text:p>2010-12</text:p>
          </table:table-cell>
          <table:table-cell table:number-columns-repeated="8"/>
          <table:table-cell table:style-name="ce9" office:value-type="float" office:value="40516">
            <text:p>2010-12-04</text:p>
          </table:table-cell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table:style-name="ce4" office:value-type="string">
            <text:p>0 (0) </text:p>
          </table:table-cell>
          <table:table-cell table:style-name="ce4" office:value-type="float" office:value="0">
            <text:p>0</text:p>
          </table:table-cell>
          <table:table-cell table:style-name="ce11" office:value-type="string">
            <text:p>REKORD</text:p>
          </table:table-cell>
          <table:table-cell table:number-columns-repeated="1007"/>
        </table:table-row>
        <table:table-row table:style-name="ro1">
          <table:table-cell office:value-type="date" office:date-value="2010-11-01">
            <text:p>2010-11</text:p>
          </table:table-cell>
          <table:table-cell table:style-name="ce14" office:value-type="float" office:value="703">
            <text:p>703</text:p>
          </table:table-cell>
          <table:table-cell table:style-name="ce14" office:value-type="string">
            <text:p>21,301</text:p>
          </table:table-cell>
          <table:table-cell table:style-name="ce14" office:value-type="float" office:value="200">
            <text:p>200</text:p>
          </table:table-cell>
          <table:table-cell table:style-name="ce14" office:value-type="float" office:value="222">
            <text:p>222</text:p>
          </table:table-cell>
          <table:table-cell table:style-name="ce14" office:value-type="string">
            <text:p>17 (14)</text:p>
          </table:table-cell>
          <table:table-cell table:style-name="ce14" office:value-type="float" office:value="0">
            <text:p>0</text:p>
          </table:table-cell>
          <table:table-cell office:value-type="string">
            <text:p>Beta 3 Candidate 2 + 3</text:p>
          </table:table-cell>
          <table:table-cell/>
          <table:table-cell table:style-name="ce9" office:value-type="float" office:value="40494">
            <text:p>2010-11-12</text:p>
          </table:table-cell>
          <table:table-cell table:style-name="ce4" office:value-type="float" office:value="259">
            <text:p>259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0 (0) </text:p>
          </table:table-cell>
          <table:table-cell table:style-name="ce4" office:value-type="float" office:value="0">
            <text:p>0</text:p>
          </table:table-cell>
          <table:table-cell table:style-name="ce11" office:value-type="string">
            <text:p>REKORD</text:p>
          </table:table-cell>
          <table:table-cell table:number-columns-repeated="1007"/>
        </table:table-row>
        <table:table-row table:style-name="ro2">
          <table:table-cell office:value-type="date" office:date-value="2010-10-01">
            <text:p>2010-10</text:p>
          </table:table-cell>
          <table:table-cell office:value-type="string">
            <text:p>2,760 </text:p>
          </table:table-cell>
          <table:table-cell office:value-type="string">
            <text:p>10,736 </text:p>
          </table:table-cell>
          <table:table-cell office:value-type="float" office:value="103">
            <text:p>103</text:p>
          </table:table-cell>
          <table:table-cell office:value-type="float" office:value="151">
            <text:p>151</text:p>
          </table:table-cell>
          <table:table-cell office:value-type="string">
            <text:p>2 (9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10-09-01">
            <text:p>2010-09</text:p>
          </table:table-cell>
          <table:table-cell office:value-type="string">
            <text:p>1,934 </text:p>
          </table:table-cell>
          <table:table-cell office:value-type="string">
            <text:p>17,416 </text:p>
          </table:table-cell>
          <table:table-cell office:value-type="float" office:value="123">
            <text:p>123</text:p>
          </table:table-cell>
          <table:table-cell office:value-type="float" office:value="99">
            <text:p>99</text:p>
          </table:table-cell>
          <table:table-cell office:value-type="string">
            <text:p>10 (16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10-08-01">
            <text:p>2010-08</text:p>
          </table:table-cell>
          <table:table-cell office:value-type="string">
            <text:p>3,841 </text:p>
          </table:table-cell>
          <table:table-cell office:value-type="string">
            <text:p>4,523 </text:p>
          </table:table-cell>
          <table:table-cell office:value-type="float" office:value="101">
            <text:p>101</text:p>
          </table:table-cell>
          <table:table-cell office:value-type="float" office:value="135">
            <text:p>135</text:p>
          </table:table-cell>
          <table:table-cell office:value-type="string">
            <text:p>3 (9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10-07-01">
            <text:p>2010-07</text:p>
          </table:table-cell>
          <table:table-cell office:value-type="string">
            <text:p>8,531 </text:p>
          </table:table-cell>
          <table:table-cell office:value-type="string">
            <text:p>11,241 </text:p>
          </table:table-cell>
          <table:table-cell office:value-type="float" office:value="139">
            <text:p>139</text:p>
          </table:table-cell>
          <table:table-cell office:value-type="float" office:value="146">
            <text:p>146</text:p>
          </table:table-cell>
          <table:table-cell office:value-type="string">
            <text:p>0 (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10-06-01">
            <text:p>2010-06</text:p>
          </table:table-cell>
          <table:table-cell office:value-type="string">
            <text:p>9,603 </text:p>
          </table:table-cell>
          <table:table-cell office:value-type="float" office:value="414">
            <text:p>414</text:p>
          </table:table-cell>
          <table:table-cell table:number-columns-repeated="2" office:value-type="float" office:value="75">
            <text:p>75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10-05-01">
            <text:p>2010-05</text:p>
          </table:table-cell>
          <table:table-cell office:value-type="string">
            <text:p>3,834 </text:p>
          </table:table-cell>
          <table:table-cell office:value-type="string">
            <text:p>14,586 </text:p>
          </table:table-cell>
          <table:table-cell office:value-type="float" office:value="124">
            <text:p>124</text:p>
          </table:table-cell>
          <table:table-cell office:value-type="float" office:value="107">
            <text:p>107</text:p>
          </table:table-cell>
          <table:table-cell office:value-type="string">
            <text:p>6 (7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10-04-01">
            <text:p>2010-04</text:p>
          </table:table-cell>
          <table:table-cell office:value-type="string">
            <text:p>4,193 </text:p>
          </table:table-cell>
          <table:table-cell office:value-type="string">
            <text:p>4,165 </text:p>
          </table:table-cell>
          <table:table-cell office:value-type="float" office:value="100">
            <text:p>100</text:p>
          </table:table-cell>
          <table:table-cell office:value-type="float" office:value="125">
            <text:p>125</text:p>
          </table:table-cell>
          <table:table-cell office:value-type="string">
            <text:p>13 (2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10-03-01">
            <text:p>2010-03</text:p>
          </table:table-cell>
          <table:table-cell office:value-type="string">
            <text:p>5,345 </text:p>
          </table:table-cell>
          <table:table-cell office:value-type="string">
            <text:p>1,972 </text:p>
          </table:table-cell>
          <table:table-cell table:number-columns-repeated="2" office:value-type="float" office:value="124">
            <text:p>124</text:p>
          </table:table-cell>
          <table:table-cell office:value-type="string">
            <text:p>1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10-02-01">
            <text:p>2010-02</text:p>
          </table:table-cell>
          <table:table-cell office:value-type="string">
            <text:p>11,790 </text:p>
          </table:table-cell>
          <table:table-cell office:value-type="string">
            <text:p>2,176 </text:p>
          </table:table-cell>
          <table:table-cell office:value-type="float" office:value="95">
            <text:p>95</text:p>
          </table:table-cell>
          <table:table-cell office:value-type="float" office:value="72">
            <text:p>72</text:p>
          </table:table-cell>
          <table:table-cell office:value-type="string">
            <text:p>2 (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10-01-01">
            <text:p>2010-01</text:p>
          </table:table-cell>
          <table:table-cell office:value-type="string">
            <text:p>13,729 </text:p>
          </table:table-cell>
          <table:table-cell office:value-type="float" office:value="974">
            <text:p>974</text:p>
          </table:table-cell>
          <table:table-cell office:value-type="float" office:value="99">
            <text:p>99</text:p>
          </table:table-cell>
          <table:table-cell office:value-type="float" office:value="120">
            <text:p>120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9-12-01">
            <text:p>2009-12</text:p>
          </table:table-cell>
          <table:table-cell office:value-type="string">
            <text:p>11,562 </text:p>
          </table:table-cell>
          <table:table-cell office:value-type="string">
            <text:p>1,737 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4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9-11-01">
            <text:p>2009-11</text:p>
          </table:table-cell>
          <table:table-cell office:value-type="string">
            <text:p>6,841 </text:p>
          </table:table-cell>
          <table:table-cell office:value-type="float" office:value="919">
            <text:p>919</text:p>
          </table:table-cell>
          <table:table-cell office:value-type="float" office:value="105">
            <text:p>105</text:p>
          </table:table-cell>
          <table:table-cell office:value-type="float" office:value="101">
            <text:p>101</text:p>
          </table:table-cell>
          <table:table-cell office:value-type="string">
            <text:p>2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9-10-01">
            <text:p>2009-10</text:p>
          </table:table-cell>
          <table:table-cell office:value-type="string">
            <text:p>2,778 </text:p>
          </table:table-cell>
          <table:table-cell office:value-type="string">
            <text:p>1,414 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string">
            <text:p>3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9-09-01">
            <text:p>2009-09</text:p>
          </table:table-cell>
          <table:table-cell office:value-type="string">
            <text:p>1,345 </text:p>
          </table:table-cell>
          <table:table-cell office:value-type="string">
            <text:p>4,398 </text:p>
          </table:table-cell>
          <table:table-cell office:value-type="float" office:value="164">
            <text:p>164</text:p>
          </table:table-cell>
          <table:table-cell office:value-type="float" office:value="145">
            <text:p>145</text:p>
          </table:table-cell>
          <table:table-cell office:value-type="string">
            <text:p>17 (3) </text:p>
          </table:table-cell>
          <table:table-cell office:value-type="float" office:value="0">
            <text:p>0</text:p>
          </table:table-cell>
          <table:table-cell office:value-type="string">
            <text:p>Beta 3 Candidate 1</text:p>
          </table:table-cell>
          <table:table-cell/>
          <table:table-cell table:style-name="ce9" office:value-type="float" office:value="40067">
            <text:p>2009-09-11</text:p>
          </table:table-cell>
          <table:table-cell table:style-name="ce4" office:value-type="float" office:value="596">
            <text:p>596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0 (0) </text:p>
          </table:table-cell>
          <table:table-cell table:style-name="ce4" office:value-type="float" office:value="0">
            <text:p>0</text:p>
          </table:table-cell>
          <table:table-cell table:style-name="ce11" office:value-type="string">
            <text:p>REKORD</text:p>
          </table:table-cell>
          <table:table-cell table:number-columns-repeated="1007"/>
        </table:table-row>
        <table:table-row table:style-name="ro2">
          <table:table-cell office:value-type="date" office:date-value="2009-08-01">
            <text:p>2009-08</text:p>
          </table:table-cell>
          <table:table-cell office:value-type="string">
            <text:p>5,701 </text:p>
          </table:table-cell>
          <table:table-cell office:value-type="string">
            <text:p>17,131 </text:p>
          </table:table-cell>
          <table:table-cell office:value-type="float" office:value="61">
            <text:p>61</text:p>
          </table:table-cell>
          <table:table-cell office:value-type="float" office:value="119">
            <text:p>119</text:p>
          </table:table-cell>
          <table:table-cell office:value-type="string">
            <text:p>10 (22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9-07-01">
            <text:p>2009-07</text:p>
          </table:table-cell>
          <table:table-cell office:value-type="string">
            <text:p>3,680 </text:p>
          </table:table-cell>
          <table:table-cell office:value-type="string">
            <text:p>3,777 </text:p>
          </table:table-cell>
          <table:table-cell office:value-type="float" office:value="85">
            <text:p>85</text:p>
          </table:table-cell>
          <table:table-cell office:value-type="float" office:value="168">
            <text:p>168</text:p>
          </table:table-cell>
          <table:table-cell office:value-type="string">
            <text:p>11 (2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9-06-01">
            <text:p>2009-06</text:p>
          </table:table-cell>
          <table:table-cell office:value-type="string">
            <text:p>14,525 </text:p>
          </table:table-cell>
          <table:table-cell office:value-type="string">
            <text:p>9,890 </text:p>
          </table:table-cell>
          <table:table-cell office:value-type="float" office:value="55">
            <text:p>55</text:p>
          </table:table-cell>
          <table:table-cell office:value-type="float" office:value="99">
            <text:p>99</text:p>
          </table:table-cell>
          <table:table-cell office:value-type="string">
            <text:p>9 (2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9-05-01">
            <text:p>2009-05</text:p>
          </table:table-cell>
          <table:table-cell office:value-type="string">
            <text:p>13,905 </text:p>
          </table:table-cell>
          <table:table-cell office:value-type="float" office:value="624">
            <text:p>624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9-04-01">
            <text:p>2009-04</text:p>
          </table:table-cell>
          <table:table-cell office:value-type="string">
            <text:p>10,641 </text:p>
          </table:table-cell>
          <table:table-cell office:value-type="string">
            <text:p>1,143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string">
            <text:p>4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9-03-01">
            <text:p>2009-03</text:p>
          </table:table-cell>
          <table:table-cell office:value-type="string">
            <text:p>9,676 </text:p>
          </table:table-cell>
          <table:table-cell office:value-type="float" office:value="771">
            <text:p>771</text:p>
          </table:table-cell>
          <table:table-cell office:value-type="float" office:value="58">
            <text:p>58</text:p>
          </table:table-cell>
          <table:table-cell office:value-type="float" office:value="77">
            <text:p>77</text:p>
          </table:table-cell>
          <table:table-cell office:value-type="string">
            <text:p>7 (3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9-02-01">
            <text:p>2009-02</text:p>
          </table:table-cell>
          <table:table-cell office:value-type="string">
            <text:p>7,252 </text:p>
          </table:table-cell>
          <table:table-cell office:value-type="string">
            <text:p>1,076</text:p>
          </table:table-cell>
          <table:table-cell office:value-type="float" office:value="81">
            <text:p>81</text:p>
          </table:table-cell>
          <table:table-cell office:value-type="float" office:value="124">
            <text:p>124</text:p>
          </table:table-cell>
          <table:table-cell office:value-type="string">
            <text:p>1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9-01-01">
            <text:p>2009-01</text:p>
          </table:table-cell>
          <table:table-cell office:value-type="string">
            <text:p>11,700 </text:p>
          </table:table-cell>
          <table:table-cell office:value-type="float" office:value="439">
            <text:p>439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8-12-01">
            <text:p>2008-12</text:p>
          </table:table-cell>
          <table:table-cell office:value-type="string">
            <text:p>17,771 </text:p>
          </table:table-cell>
          <table:table-cell office:value-type="float" office:value="337">
            <text:p>337</text:p>
          </table:table-cell>
          <table:table-cell office:value-type="float" office:value="33">
            <text:p>33</text:p>
          </table:table-cell>
          <table:table-cell office:value-type="float" office:value="81">
            <text:p>81</text:p>
          </table:table-cell>
          <table:table-cell office:value-type="string">
            <text:p>1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8-11-01">
            <text:p>2008-11</text:p>
          </table:table-cell>
          <table:table-cell office:value-type="string">
            <text:p>15,120 </text:p>
          </table:table-cell>
          <table:table-cell office:value-type="float" office:value="767">
            <text:p>767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office:value-type="string">
            <text:p>7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8-10-01">
            <text:p>2008-10</text:p>
          </table:table-cell>
          <table:table-cell office:value-type="string">
            <text:p>10,396 </text:p>
          </table:table-cell>
          <table:table-cell office:value-type="float" office:value="608">
            <text:p>608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8-09-01">
            <text:p>2008-09</text:p>
          </table:table-cell>
          <table:table-cell office:value-type="string">
            <text:p>7,845 </text:p>
          </table:table-cell>
          <table:table-cell office:value-type="float" office:value="658">
            <text:p>658</text:p>
          </table:table-cell>
          <table:table-cell office:value-type="float" office:value="105">
            <text:p>105</text:p>
          </table:table-cell>
          <table:table-cell office:value-type="float" office:value="58">
            <text:p>58</text:p>
          </table:table-cell>
          <table:table-cell office:value-type="string">
            <text:p>3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8-08-01">
            <text:p>2008-08</text:p>
          </table:table-cell>
          <table:table-cell office:value-type="string">
            <text:p>3,701 </text:p>
          </table:table-cell>
          <table:table-cell office:value-type="float" office:value="817">
            <text:p>817</text:p>
          </table:table-cell>
          <table:table-cell office:value-type="float" office:value="67">
            <text:p>67</text:p>
          </table:table-cell>
          <table:table-cell office:value-type="float" office:value="161">
            <text:p>161</text:p>
          </table:table-cell>
          <table:table-cell office:value-type="string">
            <text:p>2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8-07-01">
            <text:p>2008-07</text:p>
          </table:table-cell>
          <table:table-cell office:value-type="string">
            <text:p>5,671 </text:p>
          </table:table-cell>
          <table:table-cell office:value-type="string">
            <text:p>1,354</text:p>
          </table:table-cell>
          <table:table-cell office:value-type="float" office:value="97">
            <text:p>97</text:p>
          </table:table-cell>
          <table:table-cell office:value-type="float" office:value="181">
            <text:p>181</text:p>
          </table:table-cell>
          <table:table-cell office:value-type="string">
            <text:p>0 (2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8-06-01">
            <text:p>2008-06</text:p>
          </table:table-cell>
          <table:table-cell office:value-type="string">
            <text:p>5,706 </text:p>
          </table:table-cell>
          <table:table-cell office:value-type="float" office:value="767">
            <text:p>767</text:p>
          </table:table-cell>
          <table:table-cell office:value-type="float" office:value="48">
            <text:p>48</text:p>
          </table:table-cell>
          <table:table-cell office:value-type="float" office:value="92">
            <text:p>92</text:p>
          </table:table-cell>
          <table:table-cell office:value-type="string">
            <text:p>5 (3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8-05-01">
            <text:p>2008-05</text:p>
          </table:table-cell>
          <table:table-cell office:value-type="string">
            <text:p>2,458 </text:p>
          </table:table-cell>
          <table:table-cell office:value-type="float" office:value="999">
            <text:p>999</text:p>
          </table:table-cell>
          <table:table-cell office:value-type="float" office:value="54">
            <text:p>54</text:p>
          </table:table-cell>
          <table:table-cell office:value-type="float" office:value="91">
            <text:p>91</text:p>
          </table:table-cell>
          <table:table-cell office:value-type="string">
            <text:p>3 (18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date" office:date-value="2008-04-01">
            <text:p>2008-04</text:p>
          </table:table-cell>
          <table:table-cell office:value-type="string">
            <text:p>1,838 </text:p>
          </table:table-cell>
          <table:table-cell office:value-type="string">
            <text:p>1,943</text:p>
          </table:table-cell>
          <table:table-cell office:value-type="float" office:value="164">
            <text:p>164</text:p>
          </table:table-cell>
          <table:table-cell office:value-type="float" office:value="129">
            <text:p>129</text:p>
          </table:table-cell>
          <table:table-cell office:value-type="string">
            <text:p>12 (1) </text:p>
          </table:table-cell>
          <table:table-cell office:value-type="float" office:value="0">
            <text:p>0</text:p>
          </table:table-cell>
          <table:table-cell office:value-type="string">
            <text:p>Beta 2 Candidate 3</text:p>
          </table:table-cell>
          <table:table-cell table:number-columns-repeated="1016"/>
        </table:table-row>
        <table:table-row table:style-name="ro1">
          <table:table-cell office:value-type="date" office:date-value="2008-03-01">
            <text:p>2008-03</text:p>
          </table:table-cell>
          <table:table-cell office:value-type="string">
            <text:p>1,234 </text:p>
          </table:table-cell>
          <table:table-cell office:value-type="string">
            <text:p>1,932</text:p>
          </table:table-cell>
          <table:table-cell office:value-type="float" office:value="162">
            <text:p>162</text:p>
          </table:table-cell>
          <table:table-cell office:value-type="float" office:value="117">
            <text:p>117</text:p>
          </table:table-cell>
          <table:table-cell office:value-type="string">
            <text:p>46 (44) </text:p>
          </table:table-cell>
          <table:table-cell office:value-type="float" office:value="0">
            <text:p>0</text:p>
          </table:table-cell>
          <table:table-cell office:value-type="string">
            <text:p>Beta 2 Candidate 2</text:p>
          </table:table-cell>
          <table:table-cell/>
          <table:table-cell table:style-name="ce10" office:value-type="float" office:value="39531">
            <text:p>2008-03-24</text:p>
          </table:table-cell>
          <table:table-cell office:value-type="float" office:value="608">
            <text:p>608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style-name="ce4" office:value-type="string">
            <text:p>0 (0)</text:p>
          </table:table-cell>
          <table:table-cell office:value-type="float" office:value="0">
            <text:p>0</text:p>
          </table:table-cell>
          <table:table-cell table:style-name="ce11" office:value-type="string">
            <text:p>REKORD</text:p>
          </table:table-cell>
          <table:table-cell table:number-columns-repeated="1007"/>
        </table:table-row>
        <table:table-row table:style-name="ro1">
          <table:table-cell office:value-type="date" office:date-value="2008-02-01">
            <text:p>2008-02</text:p>
          </table:table-cell>
          <table:table-cell office:value-type="string">
            <text:p>2,178 </text:p>
          </table:table-cell>
          <table:table-cell office:value-type="string">
            <text:p>1,527</text:p>
          </table:table-cell>
          <table:table-cell office:value-type="float" office:value="192">
            <text:p>192</text:p>
          </table:table-cell>
          <table:table-cell office:value-type="float" office:value="149">
            <text:p>149</text:p>
          </table:table-cell>
          <table:table-cell office:value-type="string">
            <text:p>9 (2)</text:p>
          </table:table-cell>
          <table:table-cell office:value-type="float" office:value="0">
            <text:p>0</text:p>
          </table:table-cell>
          <table:table-cell office:value-type="string">
            <text:p>Beta 2 Candidate 1</text:p>
          </table:table-cell>
          <table:table-cell table:number-columns-repeated="1016"/>
        </table:table-row>
        <table:table-row table:style-name="ro2">
          <table:table-cell office:value-type="date" office:date-value="2008-01-01">
            <text:p>2008-01</text:p>
          </table:table-cell>
          <table:table-cell office:value-type="string">
            <text:p>7,003 </text:p>
          </table:table-cell>
          <table:table-cell office:value-type="float" office:value="537">
            <text:p>537</text:p>
          </table:table-cell>
          <table:table-cell office:value-type="float" office:value="58">
            <text:p>58</text:p>
          </table:table-cell>
          <table:table-cell office:value-type="float" office:value="124">
            <text:p>124</text:p>
          </table:table-cell>
          <table:table-cell office:value-type="string">
            <text:p>4 (7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7-12-01">
            <text:p>2007-12</text:p>
          </table:table-cell>
          <table:table-cell office:value-type="string">
            <text:p>8,693 </text:p>
          </table:table-cell>
          <table:table-cell office:value-type="float" office:value="441">
            <text:p>441</text:p>
          </table:table-cell>
          <table:table-cell office:value-type="float" office:value="57">
            <text:p>57</text:p>
          </table:table-cell>
          <table:table-cell office:value-type="float" office:value="110">
            <text:p>110</text:p>
          </table:table-cell>
          <table:table-cell office:value-type="string">
            <text:p>8 (9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7-11-01">
            <text:p>2007-11</text:p>
          </table:table-cell>
          <table:table-cell office:value-type="string">
            <text:p>7,677 </text:p>
          </table:table-cell>
          <table:table-cell office:value-type="float" office:value="535">
            <text:p>53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6 (1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7-10-01">
            <text:p>2007-10</text:p>
          </table:table-cell>
          <table:table-cell office:value-type="string">
            <text:p>5,508 </text:p>
          </table:table-cell>
          <table:table-cell office:value-type="float" office:value="599">
            <text:p>599</text:p>
          </table:table-cell>
          <table:table-cell office:value-type="float" office:value="76">
            <text:p>76</text:p>
          </table:table-cell>
          <table:table-cell office:value-type="float" office:value="104">
            <text:p>104</text:p>
          </table:table-cell>
          <table:table-cell office:value-type="string">
            <text:p>18 (1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7-09-01">
            <text:p>2007-09</text:p>
          </table:table-cell>
          <table:table-cell office:value-type="string">
            <text:p>3,594 </text:p>
          </table:table-cell>
          <table:table-cell office:value-type="float" office:value="731">
            <text:p>731</text:p>
          </table:table-cell>
          <table:table-cell office:value-type="float" office:value="61">
            <text:p>61</text:p>
          </table:table-cell>
          <table:table-cell office:value-type="float" office:value="153">
            <text:p>153</text:p>
          </table:table-cell>
          <table:table-cell office:value-type="string">
            <text:p>9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7-08-01">
            <text:p>2007-08</text:p>
          </table:table-cell>
          <table:table-cell office:value-type="string">
            <text:p>6,301 </text:p>
          </table:table-cell>
          <table:table-cell office:value-type="float" office:value="956">
            <text:p>956</text:p>
          </table:table-cell>
          <table:table-cell office:value-type="float" office:value="85">
            <text:p>85</text:p>
          </table:table-cell>
          <table:table-cell office:value-type="float" office:value="140">
            <text:p>140</text:p>
          </table:table-cell>
          <table:table-cell office:value-type="string">
            <text:p>25 (18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7-07-01">
            <text:p>2007-07</text:p>
          </table:table-cell>
          <table:table-cell office:value-type="string">
            <text:p>39,126 </text:p>
          </table:table-cell>
          <table:table-cell office:value-type="float" office:value="179">
            <text:p>179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7-06-01">
            <text:p>2007-06</text:p>
          </table:table-cell>
          <table:table-cell office:value-type="string">
            <text:p>12,476 </text:p>
          </table:table-cell>
          <table:table-cell office:value-type="float" office:value="323">
            <text:p>323</text:p>
          </table:table-cell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7-05-01">
            <text:p>2007-05</text:p>
          </table:table-cell>
          <table:table-cell office:value-type="string">
            <text:p>5,209 </text:p>
          </table:table-cell>
          <table:table-cell office:value-type="float" office:value="660">
            <text:p>660</text:p>
          </table:table-cell>
          <table:table-cell office:value-type="float" office:value="89">
            <text:p>89</text:p>
          </table:table-cell>
          <table:table-cell office:value-type="float" office:value="157">
            <text:p>157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date" office:date-value="2007-04-01">
            <text:p>2007-04</text:p>
          </table:table-cell>
          <table:table-cell office:value-type="string">
            <text:p>9,001 </text:p>
          </table:table-cell>
          <table:table-cell office:value-type="float" office:value="926">
            <text:p>926</text:p>
          </table:table-cell>
          <table:table-cell office:value-type="float" office:value="99">
            <text:p>99</text:p>
          </table:table-cell>
          <table:table-cell office:value-type="float" office:value="151">
            <text:p>151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office:value-type="string">
            <text:p>Beta 1</text:p>
          </table:table-cell>
          <table:table-cell table:number-columns-repeated="1016"/>
        </table:table-row>
        <table:table-row table:style-name="ro2" table:number-rows-repeated="6548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wTo" table:style-name="ta2" table:print="false">
        <table:table-column table:style-name="co13" table:default-cell-style-name="Excel_20_Built-in_20_Normal"/>
        <table:table-column table:style-name="co14" table:number-columns-repeated="1023" table:default-cell-style-name="Excel_20_Built-in_20_Normal"/>
        <table:table-row table:style-name="ro1">
          <table:table-cell office:value-type="string">
            <text:p>1. Go to YAT ranking</text:p>
          </table:table-cell>
          <table:table-cell table:number-columns-repeated="1023"/>
        </table:table-row>
        <table:table-row table:style-name="ro1">
          <table:table-cell office:value-type="string">
            <text:p>2. Copy whole table</text:p>
          </table:table-cell>
          <table:table-cell table:number-columns-repeated="1023"/>
        </table:table-row>
        <table:table-row table:style-name="ro1">
          <table:table-cell office:value-type="string">
            <text:p>3. Paste table into text file</text:p>
          </table:table-cell>
          <table:table-cell table:number-columns-repeated="1023"/>
        </table:table-row>
        <table:table-row table:style-name="ro1">
          <table:table-cell office:value-type="string">
            <text:p>4. Open text file with Excel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5. Auto-size all columns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6. Format title row bold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7. Format date column YYYY-MM-DD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8. Right-align all other columns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9. Copy Excel sheet into this file</text:p>
          </table:table-cell>
          <table:table-cell table:number-columns-repeated="1023"/>
        </table:table-row>
        <table:table-row table:style-name="ro1">
          <table:table-cell table:style-name="ce12" office:value-type="string">
            <text:p>10. Add remarks</text:p>
          </table:table-cell>
          <table:table-cell table:number-columns-repeated="1023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ta3C2" table:style-name="ta3" table:print="false">
        <table:table-column table:style-name="co1" table:default-cell-style-name="ce10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5" table:default-cell-style-name="ce6"/>
        <table:table-column table:style-name="co12" table:number-columns-repeated="1016" table:default-cell-style-name="ce6"/>
        <table:table-row table:style-name="ro1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5" office:value-type="string">
            <text:p>Remarks</text:p>
          </table:table-cell>
          <table:table-cell table:style-name="ce5" table:number-columns-repeated="1016"/>
        </table:table-row>
        <table:table-row table:style-name="ro1">
          <table:table-cell table:style-name="ce9" office:value-type="float" office:value="40068">
            <text:p>2009-09-12</text:p>
          </table:table-cell>
          <table:table-cell office:value-type="float" office:value="635">
            <text:p>63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 (0) <text:s/>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7">
            <text:p>2009-09-1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6">
            <text:p>2009-09-1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5">
            <text:p>2009-09-09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4">
            <text:p>2009-09-08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3">
            <text:p>2009-09-07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2">
            <text:p>2009-09-06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1">
            <text:p>2009-09-05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0">
            <text:p>2009-09-04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9">
            <text:p>2009-09-03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8">
            <text:p>2009-09-02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7">
            <text:p>2009-09-0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6">
            <text:p>2009-08-3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5">
            <text:p>2009-08-3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4">
            <text:p>2009-08-29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3">
            <text:p>2009-08-28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2">
            <text:p>2009-08-27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1">
            <text:p>2009-08-26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0">
            <text:p>2009-08-25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9">
            <text:p>2009-08-24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8">
            <text:p>2009-08-23</text:p>
          </table:table-cell>
          <table:table-cell table:number-columns-repeated="5"/>
          <table:table-cell office:value-type="float" office:value="0">
            <text:p>0</text:p>
          </table:table-cell>
          <table:table-cell table:style-name="ce11" office:value-type="string">
            <text:p>Beta 3 Candidate 2 - 1.99.24 / REKORD</text:p>
          </table:table-cell>
          <table:table-cell table:number-columns-repeated="1016"/>
        </table:table-row>
        <table:table-row table:style-name="ro1">
          <table:table-cell table:style-name="ce9" office:value-type="float" office:value="40047">
            <text:p>2009-08-22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6">
            <text:p>2009-08-2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5">
            <text:p>2009-08-2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4">
            <text:p>2009-08-19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3">
            <text:p>2009-08-18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2">
            <text:p>2009-08-17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1">
            <text:p>2009-08-16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0">
            <text:p>2009-08-15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9">
            <text:p>2009-08-14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8">
            <text:p>2009-08-13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7">
            <text:p>2009-08-12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6">
            <text:p>2009-08-11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5">
            <text:p>2009-08-10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4">
            <text:p>2009-08-09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3">
            <text:p>2009-08-08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2">
            <text:p>2009-08-07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1">
            <text:p>2009-08-06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0">
            <text:p>2009-08-05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29">
            <text:p>2009-08-04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28">
            <text:p>2009-08-03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27">
            <text:p>2009-08-02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26">
            <text:p>2009-08-01</text:p>
          </table:table-cell>
          <table:table-cell office:value-type="string">
            <text:p>11,099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ta3C1" table:style-name="ta4" table:print="false">
        <table:table-column table:style-name="co1" table:default-cell-style-name="ce10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5" table:default-cell-style-name="ce6"/>
        <table:table-column table:style-name="co12" table:number-columns-repeated="1016" table:default-cell-style-name="ce6"/>
        <table:table-row table:style-name="ro1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5" office:value-type="string">
            <text:p>Remarks</text:p>
          </table:table-cell>
          <table:table-cell table:style-name="ce5" table:number-columns-repeated="1016"/>
        </table:table-row>
        <table:table-row table:style-name="ro1">
          <table:table-cell table:style-name="ce9" office:value-type="float" office:value="40068">
            <text:p>2009-09-12</text:p>
          </table:table-cell>
          <table:table-cell office:value-type="float" office:value="635">
            <text:p>635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 (0) <text:s/>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7">
            <text:p>2009-09-11</text:p>
          </table:table-cell>
          <table:table-cell office:value-type="float" office:value="596">
            <text:p>596</text:p>
          </table:table-cell>
          <table:table-cell office:value-type="float" office:value="42">
            <text:p>4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style-name="ce11" office:value-type="string">
            <text:p>Beta 3 Candidate 1 - 1.99.23 / REKORD</text:p>
          </table:table-cell>
          <table:table-cell table:number-columns-repeated="1016"/>
        </table:table-row>
        <table:table-row table:style-name="ro1">
          <table:table-cell table:style-name="ce9" office:value-type="float" office:value="40066">
            <text:p>2009-09-10</text:p>
          </table:table-cell>
          <table:table-cell office:value-type="float" office:value="766">
            <text:p>766</text:p>
          </table:table-cell>
          <table:table-cell office:value-type="float" office:value="159">
            <text:p>15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string">
            <text:p>3 (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5">
            <text:p>2009-09-09</text:p>
          </table:table-cell>
          <table:table-cell office:value-type="float" office:value="713">
            <text:p>713</text:p>
          </table:table-cell>
          <table:table-cell office:value-type="float" office:value="294">
            <text:p>29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style-name="ce11" office:value-type="string">
            <text:p>Beta 3 Candidate 1 - 1.99.22</text:p>
          </table:table-cell>
          <table:table-cell table:number-columns-repeated="1016"/>
        </table:table-row>
        <table:table-row table:style-name="ro1">
          <table:table-cell table:style-name="ce9" office:value-type="float" office:value="40064">
            <text:p>2009-09-08</text:p>
          </table:table-cell>
          <table:table-cell office:value-type="string">
            <text:p>4,037 </text:p>
          </table:table-cell>
          <table:table-cell office:value-type="float" office:value="425">
            <text:p>425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3">
            <text:p>2009-09-07</text:p>
          </table:table-cell>
          <table:table-cell office:value-type="string">
            <text:p>3,981 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2">
            <text:p>2009-09-06</text:p>
          </table:table-cell>
          <table:table-cell office:value-type="string">
            <text:p>2,860 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1">
            <text:p>2009-09-05</text:p>
          </table:table-cell>
          <table:table-cell office:value-type="string">
            <text:p>1,995 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60">
            <text:p>2009-09-04</text:p>
          </table:table-cell>
          <table:table-cell office:value-type="string">
            <text:p>1,737 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9">
            <text:p>2009-09-03</text:p>
          </table:table-cell>
          <table:table-cell office:value-type="string">
            <text:p>1,726 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8">
            <text:p>2009-09-02</text:p>
          </table:table-cell>
          <table:table-cell office:value-type="string">
            <text:p>1,982 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1 (2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7">
            <text:p>2009-09-01</text:p>
          </table:table-cell>
          <table:table-cell office:value-type="string">
            <text:p>2,158 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3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6">
            <text:p>2009-08-31</text:p>
          </table:table-cell>
          <table:table-cell office:value-type="string">
            <text:p>2,692 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5">
            <text:p>2009-08-30</text:p>
          </table:table-cell>
          <table:table-cell office:value-type="string">
            <text:p>3,695 </text:p>
          </table:table-cell>
          <table:table-cell office:value-type="string">
            <text:p>7,193 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1 (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4">
            <text:p>2009-08-29</text:p>
          </table:table-cell>
          <table:table-cell office:value-type="string">
            <text:p>3,274 </text:p>
          </table:table-cell>
          <table:table-cell office:value-type="string">
            <text:p>1,804 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2 (6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3">
            <text:p>2009-08-28</text:p>
          </table:table-cell>
          <table:table-cell office:value-type="string">
            <text:p>3,692 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2">
            <text:p>2009-08-27</text:p>
          </table:table-cell>
          <table:table-cell office:value-type="string">
            <text:p>4,327 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1">
            <text:p>2009-08-26</text:p>
          </table:table-cell>
          <table:table-cell office:value-type="string">
            <text:p>2,816 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50">
            <text:p>2009-08-25</text:p>
          </table:table-cell>
          <table:table-cell office:value-type="string">
            <text:p>2,782 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9">
            <text:p>2009-08-24</text:p>
          </table:table-cell>
          <table:table-cell office:value-type="string">
            <text:p>8,305 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8">
            <text:p>2009-08-23</text:p>
          </table:table-cell>
          <table:table-cell office:value-type="string">
            <text:p>2,306 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7">
            <text:p>2009-08-22</text:p>
          </table:table-cell>
          <table:table-cell office:value-type="string">
            <text:p>2,512 </text:p>
          </table:table-cell>
          <table:table-cell office:value-type="string">
            <text:p>5,564 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3 (4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6">
            <text:p>2009-08-21</text:p>
          </table:table-cell>
          <table:table-cell office:value-type="string">
            <text:p>2,636 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5">
            <text:p>2009-08-20</text:p>
          </table:table-cell>
          <table:table-cell office:value-type="string">
            <text:p>2,675 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4">
            <text:p>2009-08-19</text:p>
          </table:table-cell>
          <table:table-cell office:value-type="string">
            <text:p>2,714 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3">
            <text:p>2009-08-18</text:p>
          </table:table-cell>
          <table:table-cell office:value-type="string">
            <text:p>3,135 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2">
            <text:p>2009-08-17</text:p>
          </table:table-cell>
          <table:table-cell office:value-type="string">
            <text:p>7,335 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1">
            <text:p>2009-08-16</text:p>
          </table:table-cell>
          <table:table-cell office:value-type="string">
            <text:p>12,963 </text:p>
          </table:table-cell>
          <table:table-cell office:value-type="string">
            <text:p>2,109 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3 (11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40">
            <text:p>2009-08-15</text:p>
          </table:table-cell>
          <table:table-cell office:value-type="string">
            <text:p>12,777 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9">
            <text:p>2009-08-14</text:p>
          </table:table-cell>
          <table:table-cell office:value-type="string">
            <text:p>12,235 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8">
            <text:p>2009-08-13</text:p>
          </table:table-cell>
          <table:table-cell office:value-type="string">
            <text:p>15,824 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7">
            <text:p>2009-08-12</text:p>
          </table:table-cell>
          <table:table-cell office:value-type="string">
            <text:p>15,580 </text:p>
          </table:table-cell>
          <table:table-cell office:value-type="float" office:value="7">
            <text:p>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6">
            <text:p>2009-08-11</text:p>
          </table:table-cell>
          <table:table-cell office:value-type="string">
            <text:p>12,833 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5">
            <text:p>2009-08-10</text:p>
          </table:table-cell>
          <table:table-cell office:value-type="string">
            <text:p>9,112 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4">
            <text:p>2009-08-09</text:p>
          </table:table-cell>
          <table:table-cell office:value-type="string">
            <text:p>8,840 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3">
            <text:p>2009-08-08</text:p>
          </table:table-cell>
          <table:table-cell office:value-type="string">
            <text:p>8,712 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2">
            <text:p>2009-08-07</text:p>
          </table:table-cell>
          <table:table-cell office:value-type="string">
            <text:p>8,008 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1">
            <text:p>2009-08-06</text:p>
          </table:table-cell>
          <table:table-cell office:value-type="string">
            <text:p>8,341 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30">
            <text:p>2009-08-05</text:p>
          </table:table-cell>
          <table:table-cell office:value-type="string">
            <text:p>9,224 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29">
            <text:p>2009-08-04</text:p>
          </table:table-cell>
          <table:table-cell office:value-type="string">
            <text:p>11,634 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28">
            <text:p>2009-08-03</text:p>
          </table:table-cell>
          <table:table-cell office:value-type="string">
            <text:p>11,020 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1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27">
            <text:p>2009-08-02</text:p>
          </table:table-cell>
          <table:table-cell office:value-type="string">
            <text:p>11,233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9" office:value-type="float" office:value="40026">
            <text:p>2009-08-01</text:p>
          </table:table-cell>
          <table:table-cell office:value-type="string">
            <text:p>11,099 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 (0) 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ta2C3" table:style-name="ta5" table:print="false">
        <table:table-column table:style-name="co1" table:default-cell-style-name="ce10"/>
        <table:table-column table:style-name="co10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6"/>
        <table:table-column table:style-name="co12" table:number-columns-repeated="1016" table:default-cell-style-name="ce6"/>
        <table:table-row table:style-name="ro1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5" office:value-type="string">
            <text:p>Remarks</text:p>
          </table:table-cell>
          <table:table-cell table:style-name="ce5" table:number-columns-repeated="1016"/>
        </table:table-row>
        <table:table-row table:style-name="ro1">
          <table:table-cell office:value-type="float" office:value="39544">
            <text:p>2008-04-06</text:p>
          </table:table-cell>
          <table:table-cell office:value-type="float" office:value="767">
            <text:p>767</text:p>
          </table:table-cell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43">
            <text:p>2008-04-05</text:p>
          </table:table-cell>
          <table:table-cell office:value-type="float" office:value="754">
            <text:p>754</text:p>
          </table:table-cell>
          <table:table-cell office:value-type="float" office:value="110">
            <text:p>11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42">
            <text:p>2008-04-04</text:p>
          </table:table-cell>
          <table:table-cell office:value-type="float" office:value="731">
            <text:p>731</text:p>
          </table:table-cell>
          <table:table-cell office:value-type="float" office:value="128">
            <text:p>128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41">
            <text:p>2008-04-03</text:p>
          </table:table-cell>
          <table:table-cell office:value-type="float" office:value="677">
            <text:p>677</text:p>
          </table:table-cell>
          <table:table-cell office:value-type="float" office:value="193">
            <text:p>19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40">
            <text:p>2008-04-02</text:p>
          </table:table-cell>
          <table:table-cell office:value-type="float" office:value="736">
            <text:p>736</text:p>
          </table:table-cell>
          <table:table-cell office:value-type="float" office:value="349">
            <text:p>349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string">
            <text:p>1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9">
            <text:p>2008-04-01</text:p>
          </table:table-cell>
          <table:table-cell office:value-type="float" office:value="1082">
            <text:p>1082</text:p>
          </table:table-cell>
          <table:table-cell office:value-type="float" office:value="162">
            <text:p>162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2 (1)</text:p>
          </table:table-cell>
          <table:table-cell office:value-type="float" office:value="0">
            <text:p>0</text:p>
          </table:table-cell>
          <table:table-cell office:value-type="string">
            <text:p>Beta 2 Candidate 3</text:p>
          </table:table-cell>
          <table:table-cell table:number-columns-repeated="1016"/>
        </table:table-row>
        <table:table-row table:style-name="ro1">
          <table:table-cell office:value-type="float" office:value="39538">
            <text:p>2008-03-31</text:p>
          </table:table-cell>
          <table:table-cell office:value-type="float" office:value="1350">
            <text:p>1350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3 (7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7">
            <text:p>2008-03-30</text:p>
          </table:table-cell>
          <table:table-cell office:value-type="float" office:value="1127">
            <text:p>1127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 (4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ta2C2" table:style-name="ta6" table:print="false">
        <table:table-column table:style-name="co1" table:default-cell-style-name="ce10"/>
        <table:table-column table:style-name="co10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6"/>
        <table:table-column table:style-name="co12" table:number-columns-repeated="1016" table:default-cell-style-name="ce6"/>
        <table:table-row table:style-name="ro1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5" office:value-type="string">
            <text:p>Remarks</text:p>
          </table:table-cell>
          <table:table-cell table:style-name="ce5" table:number-columns-repeated="1016"/>
        </table:table-row>
        <table:table-row table:style-name="ro1">
          <table:table-cell office:value-type="float" office:value="39538">
            <text:p>2008-03-31</text:p>
          </table:table-cell>
          <table:table-cell office:value-type="float" office:value="1350">
            <text:p>1350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3 (7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7">
            <text:p>2008-03-30</text:p>
          </table:table-cell>
          <table:table-cell office:value-type="float" office:value="1127">
            <text:p>1127</text:p>
          </table:table-cell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0 (4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6">
            <text:p>2008-03-29</text:p>
          </table:table-cell>
          <table:table-cell office:value-type="float" office:value="986">
            <text:p>98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5">
            <text:p>2008-03-28</text:p>
          </table:table-cell>
          <table:table-cell office:value-type="float" office:value="952">
            <text:p>95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4">
            <text:p>2008-03-27</text:p>
          </table:table-cell>
          <table:table-cell office:value-type="float" office:value="914">
            <text:p>914</text:p>
          </table:table-cell>
          <table:table-cell office:value-type="float" office:value="88">
            <text:p>8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0 (4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3">
            <text:p>2008-03-26</text:p>
          </table:table-cell>
          <table:table-cell office:value-type="float" office:value="845">
            <text:p>845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2">
            <text:p>2008-03-25</text:p>
          </table:table-cell>
          <table:table-cell office:value-type="float" office:value="746">
            <text:p>746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1">
            <text:p>2008-03-24</text:p>
          </table:table-cell>
          <table:table-cell office:value-type="float" office:value="608">
            <text:p>608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30">
            <text:p>2008-03-23</text:p>
          </table:table-cell>
          <table:table-cell office:value-type="float" office:value="647">
            <text:p>647</text:p>
          </table:table-cell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3 (5)</text:p>
          </table:table-cell>
          <table:table-cell office:value-type="float" office:value="0">
            <text:p>0</text:p>
          </table:table-cell>
          <table:table-cell office:value-type="string">
            <text:p>Easter Sunday</text:p>
          </table:table-cell>
          <table:table-cell table:number-columns-repeated="1016"/>
        </table:table-row>
        <table:table-row table:style-name="ro1">
          <table:table-cell office:value-type="float" office:value="39529">
            <text:p>2008-03-22</text:p>
          </table:table-cell>
          <table:table-cell office:value-type="float" office:value="665">
            <text:p>665</text:p>
          </table:table-cell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 (5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28">
            <text:p>2008-03-21</text:p>
          </table:table-cell>
          <table:table-cell office:value-type="float" office:value="679">
            <text:p>679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2 (2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27">
            <text:p>2008-03-20</text:p>
          </table:table-cell>
          <table:table-cell office:value-type="float" office:value="712">
            <text:p>712</text:p>
          </table:table-cell>
          <table:table-cell office:value-type="float" office:value="141">
            <text:p>141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string">
            <text:p>9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26">
            <text:p>2008-03-19</text:p>
          </table:table-cell>
          <table:table-cell office:value-type="float" office:value="760">
            <text:p>760</text:p>
          </table:table-cell>
          <table:table-cell office:value-type="float" office:value="130">
            <text:p>1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7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25">
            <text:p>2008-03-18</text:p>
          </table:table-cell>
          <table:table-cell office:value-type="float" office:value="906">
            <text:p>906</text:p>
          </table:table-cell>
          <table:table-cell office:value-type="float" office:value="209">
            <text:p>209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string">
            <text:p>4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524">
            <text:p>2008-03-17</text:p>
          </table:table-cell>
          <table:table-cell office:value-type="string">
            <text:p>2,236</text:p>
          </table:table-cell>
          <table:table-cell office:value-type="float" office:value="142">
            <text:p>142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string">
            <text:p>6 (6)</text:p>
          </table:table-cell>
          <table:table-cell office:value-type="float" office:value="0">
            <text:p>0</text:p>
          </table:table-cell>
          <table:table-cell office:value-type="string">
            <text:p>Beta 2 Candidate 2</text:p>
          </table:table-cell>
          <table:table-cell table:number-columns-repeated="1016"/>
        </table:table-row>
        <table:table-row table:style-name="ro1">
          <table:table-cell office:value-type="float" office:value="39523">
            <text:p>2008-03-16</text:p>
          </table:table-cell>
          <table:table-cell office:value-type="string">
            <text:p>2,506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0 (1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 table:number-rows-repeated="65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ta2C1" table:style-name="ta7" table:print="false">
        <table:table-column table:style-name="co1" table:default-cell-style-name="ce10"/>
        <table:table-column table:style-name="co10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6"/>
        <table:table-column table:style-name="co12" table:number-columns-repeated="1016" table:default-cell-style-name="ce6"/>
        <table:table-row table:style-name="ro1">
          <table:table-cell table:style-name="ce1" office:value-type="string">
            <text:p>Date (UTC)</text:p>
          </table:table-cell>
          <table:table-cell table:style-name="ce3" office:value-type="string">
            <text:p>Rank</text:p>
          </table:table-cell>
          <table:table-cell table:style-name="ce3" office:value-type="string">
            <text:p>Total Pages</text:p>
          </table:table-cell>
          <table:table-cell table:style-name="ce3" office:value-type="string">
            <text:p>Downloads</text:p>
          </table:table-cell>
          <table:table-cell table:style-name="ce3" office:value-type="string">
            <text:p>Project Web Hits</text:p>
          </table:table-cell>
          <table:table-cell table:style-name="ce3" office:value-type="string">
            <text:p>Tracker opened (closed)</text:p>
          </table:table-cell>
          <table:table-cell table:style-name="ce3" office:value-type="string">
            <text:p>Forum Posts</text:p>
          </table:table-cell>
          <table:table-cell table:style-name="ce5" office:value-type="string">
            <text:p>Remarks</text:p>
          </table:table-cell>
          <table:table-cell table:style-name="ce5" table:number-columns-repeated="1016"/>
        </table:table-row>
        <table:table-row table:style-name="ro1">
          <table:table-cell office:value-type="float" office:value="39496">
            <text:p>2008-02-18</text:p>
          </table:table-cell>
          <table:table-cell office:value-type="string">
            <text:p>1,050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95">
            <text:p>2008-02-17</text:p>
          </table:table-cell>
          <table:table-cell office:value-type="string">
            <text:p>1,023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94">
            <text:p>2008-02-16</text:p>
          </table:table-cell>
          <table:table-cell office:value-type="float" office:value="782">
            <text:p>782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93">
            <text:p>2008-02-15</text:p>
          </table:table-cell>
          <table:table-cell office:value-type="float" office:value="791">
            <text:p>791</text:p>
          </table:table-cell>
          <table:table-cell office:value-type="float" office:value="79">
            <text:p>7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92">
            <text:p>2008-02-14</text:p>
          </table:table-cell>
          <table:table-cell office:value-type="float" office:value="768">
            <text:p>768</text:p>
          </table:table-cell>
          <table:table-cell office:value-type="float" office:value="109">
            <text:p>10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91">
            <text:p>2008-02-13</text:p>
          </table:table-cell>
          <table:table-cell office:value-type="float" office:value="845">
            <text:p>845</text:p>
          </table:table-cell>
          <table:table-cell office:value-type="float" office:value="108">
            <text:p>108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string">
            <text:p>1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90">
            <text:p>2008-02-12</text:p>
          </table:table-cell>
          <table:table-cell office:value-type="float" office:value="817">
            <text:p>817</text:p>
          </table:table-cell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89">
            <text:p>2008-02-11</text:p>
          </table:table-cell>
          <table:table-cell office:value-type="string">
            <text:p>1,268</text:p>
          </table:table-cell>
          <table:table-cell office:value-type="float" office:value="259">
            <text:p>259</text:p>
          </table:table-cell>
          <table:table-cell office:value-type="float" office:value="48">
            <text:p>48</text:p>
          </table:table-cell>
          <table:table-cell office:value-type="float" office:value="22">
            <text:p>22</text:p>
          </table:table-cell>
          <table:table-cell office:value-type="string">
            <text:p>2 (1)</text:p>
          </table:table-cell>
          <table:table-cell office:value-type="float" office:value="0">
            <text:p>0</text:p>
          </table:table-cell>
          <table:table-cell office:value-type="string">
            <text:p>Beta 2 Candidate 1</text:p>
          </table:table-cell>
          <table:table-cell table:number-columns-repeated="1016"/>
        </table:table-row>
        <table:table-row table:style-name="ro1">
          <table:table-cell office:value-type="float" office:value="39488">
            <text:p>2008-02-10</text:p>
          </table:table-cell>
          <table:table-cell office:value-type="string">
            <text:p>1,299</text:p>
          </table:table-cell>
          <table:table-cell office:value-type="float" office:value="62">
            <text:p>6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87">
            <text:p>2008-02-09</text:p>
          </table:table-cell>
          <table:table-cell office:value-type="string">
            <text:p>7,724</text:p>
          </table:table-cell>
          <table:table-cell office:value-type="float" office:value="148">
            <text:p>14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39486">
            <text:p>2008-02-08</text:p>
          </table:table-cell>
          <table:table-cell office:value-type="string">
            <text:p>7,58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0 (0)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5000" number:language="de" number:country="CH">
      <number:number number:min-integer-digits="1"/>
    </number:number-style>
    <number:date-style style:name="N108">
      <number:year number:style="long"/>
      <number:text>-</number:text>
      <number:month number:style="long"/>
    </number:date-style>
    <number:date-style style:name="N109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09">
      <number:text-content/>
      <style:map style:condition="value()&gt;=0" style:apply-style-name="N109P0"/>
    </number:text-style>
    <number:number-style style:name="N5107P0" style:volatile="true" number:language="de" number:country="CH">
      <number:text>SFr. </number:text>
      <number:number number:decimal-places="0" number:min-integer-digits="1" number:grouping="true"/>
    </number:number-style>
    <number:number-style style:name="N5107" number:language="de" number:country="CH">
      <number:text>SFr. -</number:text>
      <number:number number:decimal-places="0" number:min-integer-digits="1" number:grouping="true"/>
      <style:map style:condition="value()&gt;=0" style:apply-style-name="N5107P0"/>
    </number:number-style>
    <number:number-style style:name="N5108P0" style:volatile="true" number:language="de" number:country="CH">
      <number:text>SFr. </number:text>
      <number:number number:decimal-places="0" number:min-integer-digits="1" number:grouping="true"/>
    </number:number-style>
    <number:number-style style:name="N5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08P0"/>
    </number:number-style>
    <number:number-style style:name="N5110P0" style:volatile="true" number:language="de" number:country="CH">
      <number:text>SFr. </number:text>
      <number:number number:decimal-places="2" number:min-integer-digits="1" number:grouping="true"/>
    </number:number-style>
    <number:number-style style:name="N5110" number:language="de" number:country="CH">
      <number:text>SFr. -</number:text>
      <number:number number:decimal-places="2" number:min-integer-digits="1" number:grouping="true"/>
      <style:map style:condition="value()&gt;=0" style:apply-style-name="N5110P0"/>
    </number:number-style>
    <number:number-style style:name="N5111P0" style:volatile="true" number:language="de" number:country="CH">
      <number:text>SFr. </number:text>
      <number:number number:decimal-places="2" number:min-integer-digits="1" number:grouping="true"/>
    </number:number-style>
    <number:number-style style:name="N5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1P0"/>
    </number:number-style>
    <number:date-style style:name="N5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13" number:language="de" number:country="CH">
      <number:day number:style="long"/>
      <number:text>. </number:text>
      <number:month number:textual="true"/>
    </number:date-style>
    <number:date-style style:name="N5114" number:language="de" number:country="CH">
      <number:month number:textual="true"/>
      <number:text> </number:text>
      <number:year/>
    </number:date-style>
    <number:time-style style:name="N5115" number:language="de" number:country="CH">
      <number:hours/>
      <number:text>:</number:text>
      <number:minutes number:style="long"/>
      <number:text> </number:text>
      <number:am-pm/>
    </number:time-style>
    <number:time-style style:name="N5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8P0" style:volatile="true" number:language="de" number:country="CH">
      <number:number number:decimal-places="0" number:min-integer-digits="1" number:grouping="true"/>
    </number:number-style>
    <number:number-style style:name="N5118" number:language="de" number:country="CH"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number number:decimal-places="0" number:min-integer-digits="1" number:grouping="true"/>
    </number:number-style>
    <number:number-style style:name="N5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de" number:country="CH">
      <number:number number:decimal-places="2" number:min-integer-digits="1" number:grouping="true"/>
    </number:number-style>
    <number:number-style style:name="N5120" number:language="de" number:country="CH"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1P0" style:volatile="true" number:language="de" number:country="CH">
      <number:number number:decimal-places="2" number:min-integer-digits="1" number:grouping="true"/>
    </number:number-style>
    <number:number-style style:name="N5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5P0" style:volatile="true" number:language="de" number:country="CH">
      <number:number number:decimal-places="0" number:min-integer-digits="1" number:grouping="true"/>
      <number:text> </number:text>
    </number:number-style>
    <number:number-style style:name="N5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5125P2" style:volatile="true" number:language="de" number:country="CH">
      <number:text> - </number:text>
    </number:number-style>
    <number:text-style style:name="N5125" number:language="de" number:country="CH">
      <number:text-content/>
      <number:text> </number:text>
      <style:map style:condition="value()&gt;0" style:apply-style-name="N5125P0"/>
      <style:map style:condition="value()&lt;0" style:apply-style-name="N5125P1"/>
      <style:map style:condition="value()=0" style:apply-style-name="N5125P2"/>
    </number:text-style>
    <number:number-style style:name="N5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5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5129P2" style:volatile="true" number:language="de" number:country="CH">
      <number:text> SFr. - </number:text>
    </number:number-style>
    <number:text-style style:name="N5129" number:language="de" number:country="CH">
      <number:text-content/>
      <number:text> </number:text>
      <style:map style:condition="value()&gt;0" style:apply-style-name="N5129P0"/>
      <style:map style:condition="value()&lt;0" style:apply-style-name="N5129P1"/>
      <style:map style:condition="value()=0" style:apply-style-name="N5129P2"/>
    </number:text-style>
    <number:number-style style:name="N5133P0" style:volatile="true" number:language="de" number:country="CH">
      <number:number number:decimal-places="2" number:min-integer-digits="1" number:grouping="true"/>
      <number:text> </number:text>
    </number:number-style>
    <number:number-style style:name="N5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5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5133" number:language="de" number:country="CH"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number-style style:name="N5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5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5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5137" number:language="de" number:country="CH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time-style style:name="N5138" number:language="de" number:country="CH">
      <number:minutes number:style="long"/>
      <number:text>:</number:text>
      <number:seconds number:style="long"/>
    </number:time-style>
    <number:time-style style:name="N5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0" number:language="de" number:country="CH">
      <number:minutes number:style="long"/>
      <number:text>:</number:text>
      <number:seconds number:style="long" number:decimal-places="1"/>
    </number:time-style>
    <number:number-style style:name="N5141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16">16.12.2010</text:date>, <text:time>07:46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All_20_Time" style:display-name="PageStyle_All Tim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wTo" style:display-name="PageStyle_How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eta3C2" style:display-name="PageStyle_Beta3C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ta3C1" style:display-name="PageStyle_Beta3C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ta2C3" style:display-name="PageStyle_Beta2C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ta2C2" style:display-name="PageStyle_Beta2C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Beta2C1" style:display-name="PageStyle_Beta2C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dc:date>2010-12-16T07:46:40.44</dc:date>
    <dc:creator>Matthias Kläy</dc:creator>
    <meta:editing-duration>PT00H22M56S</meta:editing-duration>
    <meta:editing-cycles>2</meta:editing-cycles>
    <meta:document-statistic meta:table-count="7" meta:cell-count="1063" meta:object-count="0"/>
  </office:meta>
</office:document-meta>
</file>